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97D132F2EF2B50D23.png" manifest:media-type="image/png"/>
  <manifest:file-entry manifest:full-path="Pictures/10224E620001078D000174BC56C6700B9A043F83.svg" manifest:media-type="image/svg+xml"/>
  <manifest:file-entry manifest:full-path="Pictures/100002010000025300000349CA6CE394851FEB40.png" manifest:media-type="image/png"/>
  <manifest:file-entry manifest:full-path="Pictures/10259C570001078D000174BC8152C3BC74199EEE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74in" svg:y="-0.7874in" svg:width="8.2445in" svg:height="11.6591in" draw:z-index="1"><draw:image xlink:href="Pictures/10259C570001078D000174BC8152C3BC74199EEE.svg" xlink:type="simple" xlink:show="embed" xlink:actuate="onLoad" loext:mime-type="image/svg+xml"/><draw:image xlink:href="Pictures/100002010000025300000349CA6CE394851FEB40.png" xlink:type="simple" xlink:show="embed" xlink:actuate="onLoad" loext:mime-type="image/png"/></draw:frame></text:p>
      <text:p text:style-name="Standard"><draw:frame draw:style-name="fr1" draw:name="Image2" text:anchor-type="char" svg:x="-0.7874in" svg:y="-0.7835in" svg:width="8.2598in" svg:height="11.6811in" draw:z-index="0"><draw:image xlink:href="Pictures/10224E620001078D000174BC56C6700B9A043F83.svg" xlink:type="simple" xlink:show="embed" xlink:actuate="onLoad" loext:mime-type="image/svg+xml"/><draw:image xlink:href="Pictures/1000020100000253000003497D132F2EF2B50D2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2:57:22.632045540</meta:creation-date>
    <dc:date>2022-03-18T00:09:32.738457142</dc:date>
    <meta:editing-duration>PT4M35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